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njaliOldLipi" fo:font-size="18pt" officeooo:rsid="00874527" officeooo:paragraph-rsid="007dfbc4" style:font-size-asian="18pt" style:font-name-complex="AnjaliOldLipi" style:font-size-complex="18pt"/>
    </style:style>
    <style:style style:name="P2" style:family="paragraph" style:parent-style-name="Standard">
      <style:paragraph-properties fo:text-align="justify" style:justify-single-word="false"/>
      <style:text-properties style:font-name="AnjaliOldLipi" fo:font-size="18pt" officeooo:rsid="00874527" officeooo:paragraph-rsid="007dfbc4" style:font-size-asian="18pt" style:font-name-complex="AnjaliOldLipi" style:font-size-complex="18pt"/>
    </style:style>
    <style:style style:name="P3" style:family="paragraph" style:parent-style-name="Standard">
      <style:paragraph-properties fo:text-align="justify" style:justify-single-word="false"/>
      <style:text-properties style:font-name="AnjaliOldLipi" fo:font-size="18pt" officeooo:rsid="00948f71" officeooo:paragraph-rsid="0097c260" style:font-size-asian="18pt" style:font-name-complex="AnjaliOldLipi" style:font-size-complex="18pt"/>
    </style:style>
    <style:style style:name="T1" style:family="text">
      <style:text-properties officeooo:rsid="00968dd1"/>
    </style:style>
    <style:style style:name="T2" style:family="text">
      <style:text-properties officeooo:rsid="00969770"/>
    </style:style>
    <style:style style:name="T3" style:family="text">
      <style:text-properties officeooo:rsid="0096ff39"/>
    </style:style>
    <style:style style:name="T4" style:family="text">
      <style:text-properties officeooo:rsid="0097c260"/>
    </style:style>
    <style:style style:name="T5" style:family="text">
      <style:text-properties officeooo:rsid="00983311"/>
    </style:style>
    <style:style style:name="T6" style:family="text">
      <style:text-properties officeooo:rsid="00984b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മെയ 5 2021 ന് നടന്ന വാര്‍ഷിക സമ്മേളനത്തില്‍ ബ്ലാസ്സി ജോര്‍ജ്ജ്, സുജിത്ത്, സെബാസ്റ്റ്യന്‍, എം. ആര്‍. മാര്‍ട്ടിന്‍, ജലജ ടീച്ചര്‍, ഡോ. റസീന വിശ്വംഭരന്‍, സുഗന്ധി പ്രദീപന്‍, വാസന്തി, റെജി, .... തുടങ്ങിയവര്‍ പങ്കെടുത്തു. മെഘലാ ജില്ലാ പ്രവര്‍ത്തകരായ ജയ, അനൂപ്, ബിബിന്‍ തമ്പി തുടങ്ങിയവരും സന്നിഹിതരായിരുന്നു. സെക്രട്ടറി ബ്ലാസ്സി ജോര്‍ജ്ജിന്റെ റിപ്പോര്‍ട്ടിന്‍മേലുള്ള ചര്‍ച്ചയില്‍ യൂണിറ്റ് പ്രവര്‍ത്തനങ്ങളിലുള്ള കുറവുകള്‍ ചര്‍ച്ച ചെയ്യപ്പെട്ടു. പരിഷത്തിലേക്ക് യുവതലമുറയെ ആകര്‍ഷിക്കാന്‍ കഴിയുന്നില്ലെന്ന വിഷയയം ബിബിിന്‍ എടുത്തു പറഞ്ഞു.</text:p>
      <text:p text:style-name="P1">റസീന ടീച്ചര്‍ ജനങ്ങളില്‍ ഉണ്ടാക്കിയ മാനസിക സമ്മര്‍ദങ്ങളില്‍ നിന്നെങ്ങിനെ രക്ഷനേടാം - പ്രത്യേകിച്ച് കുട്ടികളിലെയും, വയോധികരിലും</text:p>
      <text:p text:style-name="P1"/>
      <text:p text:style-name="P1">ജലജ ടീച്ചര്‍ - സ്ത്രീ ശാക്തീകരണം, പ്രവര്‍ത്തകര്‍ക്കിടയിലെ തന്നെ വായന, </text:p>
      <text:p text:style-name="P1">സാമ്പത്തി തകര്‍ച്ചയില്‍ നിന്നെങ്ങിനെ രക്ഷനേടാം</text:p>
      <text:p text:style-name="P1">കേവലം പേപ്പറിലൊതുങ്ങാതെ </text:p>
      <text:p text:style-name="P1">‍കോവിഡില്‍ ഏറ്റെടുക്കാവുന്ന ബദല്‍ പ്രവര്‍ത്തനങ്ങള്‍ </text:p>
      <text:p text:style-name="P1"/>
      <text:p text:style-name="P3"><text:span text:style-name="T1">2021 മെയ്യ് 8,9 ദിവസങ്ങളിലായി നടന്ന </text:span>മെഖലാ വാര്‍ഷികത്തില്‍ ജലജ ടീച്ചര്‍, മാര്‍ട്ടിന്‍ മാഷ് സുജിത്ത്, ബ്ലാസ്സി ജോര്‍ജ്ജ്, <text:span text:style-name="T1">സുഗന്ധി പ്രദീപന്‍</text:span> തുടങ്ങിയവര്‍ പങ്കെടുത്തു. <text:span text:style-name="T1">കോവിഡ് കാല പ്രവര്‍ത്തനങ്ങളെപ്പറ്റി ശ്രീ കാര്‍ത്തികേയന്റെ </text:span><text:soft-page-break/><text:span text:style-name="T1">അവതരണം വളരെ ശ്രദ്ധേയമായതായിരുന്നു. കോവിറ്റോ ഗ്രൂപ്പകള്‍, RRD തുടങ്ങിയവയിലൂടെ എത്തരത്തില്‍ പ്രാദേശിക കോവിഡ് പ്രതിരോധത്തില്‍ പങ്കുചേരാം എന്ന് അദ്ദേഹം പ്രതിപാദിച്ചു. <text:s/></text:span><text:span text:style-name="T2">മാത്രമല്ല പരിഷത്ത് എന്ന സംഘടനയെ ജനഹൃദയങ്ങളിലെത്തിക്കാന്‍ ഒരു സുവര്‍ണാവസരമാണിതെന്നും പരാമര്‍ശിച്ചു. കോവിഡെന്ന മഹാമാരിയെ വാക്സിനിലൂടെ, സാമൂഹിക അകലത്തിലൂടെ, സാനിറ്റൈസറിലൂടെയും, സോപ്പിലൂടെയും ഒരു പരിധി വരെയെങ്കിലും തളച്ചിടാന്‍ കഴിഞ്ഞത് ശാസ്ത്രത്തിന്റെ വിജയമാണെന്ന് നാം തിരിച്ചറി</text:span><text:span text:style-name="T3">യണം. </text:span><text:span text:style-name="T4">പുകയില്ലാത്തടുപ്പ് പ്രചരണത്തില്‍ ഫോര്‍ട്ട് കൊച്ചിയിലെ ജോസഫ് കൊറയ </text:span><text:span text:style-name="T5">മാത്രകാപരമായ പ്രവര്‍ത്തനമാണെന്ന് കണക്കവതരിപ്പിക്കവെ ശ്രീ രാജന്‍ നമ്പൂതിരി പറഞ്ഞു. </text:span><text:span text:style-name="T6">ജനകീയ വികസന രേഖ തയ്യാറാക്കുന്നതില്‍ വിവിധ മേഖലകള്‍ കാര്യമായ പ്രവര്‍ത്തനങ്ങള്‍ കാഴ്ചവച്ചപ്പോള്‍ തമ്മനം യൂണിറ്റിന് ഒട്ടും മുന്നോട്ട് പോകാനായില്ല.</text:span><text:span text:style-name="T1"> </text:span><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001cm" fo:margin-bottom="4.001cm" fo:margin-left="1.99cm" fo:margin-right="2.1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30T23:23:20.660880507</meta:creation-date>
    <dc:date>2021-05-08T21:55:46.081265759</dc:date>
    <meta:editing-duration>PT11H38M44S</meta:editing-duration>
    <meta:editing-cycles>71</meta:editing-cycles>
    <meta:generator>LibreOffice/6.4.7.2$Linux_X86_64 LibreOffice_project/40$Build-2</meta:generator>
    <meta:print-date>2021-05-05T11:14:27.130130899</meta:print-date>
    <meta:document-statistic meta:table-count="0" meta:image-count="0" meta:object-count="0" meta:page-count="2" meta:paragraph-count="7" meta:word-count="202" meta:character-count="989" meta:non-whitespace-character-count="818"/>
  </office:meta>
</office:document-meta>
</file>